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42" style:family="table-cell" style:parent-style-name="Default">
      <style:table-cell-properties fo:background-color="#faa61a"/>
    </style:style>
    <style:style style:name="ce21" style:family="table-cell" style:parent-style-name="Default">
      <style:table-cell-properties fo:background-color="#ed1c24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5" table:default-cell-style-name="ce3"/>
        <table:table-column table:style-name="co4" table:number-columns-repeated="1016" table:default-cell-style-name="ce3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2"/>
          <table:table-cell table:style-name="ce2" table:number-columns-repeated="1016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2"/>
          <table:table-cell table:style-name="ce2" table:number-columns-repeated="1016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2"/>
          <table:table-cell table:style-name="ce2" table:number-columns-repeated="1016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2"/>
          <table:table-cell table:style-name="ce2" table:number-columns-repeated="1016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2" table:number-columns-repeated="1016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2" table:number-columns-repeated="1016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2" table:number-columns-repeated="1016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2" table:number-columns-repeated="1016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2"/>
          <table:table-cell table:style-name="ce2" table:number-columns-repeated="1016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2"/>
          <table:table-cell table:style-name="ce5" table:number-columns-repeated="1016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2"/>
          <table:table-cell table:style-name="ce5" table:number-columns-repeated="1016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2"/>
          <table:table-cell table:style-name="ce5" table:number-columns-repeated="1016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2"/>
          <table:table-cell table:style-name="ce5" table:number-columns-repeated="1016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2"/>
          <table:table-cell table:style-name="ce5" table:number-columns-repeated="1016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42" office:value-type="float" office:value="3" calcext:value-type="float">
            <text:p>3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42" office:value-type="float" office:value="3" calcext:value-type="float">
            <text:p>3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5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6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6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2"/>
          <table:table-cell table:style-name="ce6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6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9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9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9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9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10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0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42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1" table:number-columns-repeated="1016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11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2"/>
          <table:table-cell table:style-name="ce12" table:number-columns-repeated="1016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2"/>
          <table:table-cell table:style-name="ce12" table:number-columns-repeated="1016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2"/>
          <table:table-cell table:style-name="ce12" table:number-columns-repeated="1016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2"/>
          <table:table-cell table:style-name="ce12" table:number-columns-repeated="1016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42" office:value-type="float" office:value="3" calcext:value-type="float">
            <text:p>3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2"/>
          <table:table-cell table:style-name="ce13" table:number-columns-repeated="1016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2"/>
          <table:table-cell table:style-name="ce13" table:number-columns-repeated="1016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42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2"/>
          <table:table-cell table:style-name="ce13" table:number-columns-repeated="1016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2"/>
          <table:table-cell table:style-name="ce14" table:number-columns-repeated="1016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2"/>
          <table:table-cell table:style-name="ce14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4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5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5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5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6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6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7" table:number-columns-repeated="1016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7" table:number-columns-repeated="1016"/>
        </table:table-row>
        <table:table-row table:style-name="ro2" table:number-rows-repeated="104850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_topology_transfer_20210810" table:style-name="ta1"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17" table:default-cell-style-name="ce3"/>
        <table:table-row table:style-name="ro1">
          <table:table-cell table:style-name="ce43" office:value-type="string" calcext:value-type="string">
            <text:p>from_類別</text:p>
          </table:table-cell>
          <table:table-cell table:style-name="ce43" office:value-type="string" calcext:value-type="string">
            <text:p>類別情境與問題</text:p>
          </table:table-cell>
          <table:table-cell table:style-name="ce43" office:value-type="string" calcext:value-type="string">
            <text:p>to_類別</text:p>
          </table:table-cell>
          <table:table-cell table:style-name="ce43" office:value-type="string" calcext:value-type="string">
            <text:p>問題狀態</text:p>
          </table:table-cell>
          <table:table-cell table:style-name="ce43" office:value-type="string" calcext:value-type="string">
            <text:p>json_def</text:p>
          </table:table-cell>
          <table:table-cell table:style-name="ce43" office:value-type="string" calcext:value-type="string">
            <text:p>說明</text:p>
          </table:table-cell>
          <table:table-cell table:style-name="ce43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處理範圍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歷史水質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區域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目前排放狀況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屬於哪個工業區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兩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處理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場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接管率統計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淨水廠為何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保護列管對象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會影響哪個取水口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間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下游影響範圍</text:p>
          </table:table-cell>
          <table:table-cell table:style-name="ce43" office:value-type="string" calcext:value-type="string">
            <text:p>影響範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口水質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量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河道細緻度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最近點資訊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主要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污染範圍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流域範圍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源頭到海洋路徑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/>
          <table:table-cell table:style-name="ce43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農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圳路</text:p>
          </table:table-cell>
          <table:table-cell table:style-name="ce43" office:value-type="string" calcext:value-type="string">
            <text:p>圳路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污水下水道</text:p>
          </table:table-cell>
          <table:table-cell table:style-name="ce43" office:value-type="string" calcext:value-type="string">
            <text:p>污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河道細緻度</text:p>
          </table:table-cell>
          <table:table-cell table:style-name="ce43" office:value-type="string" calcext:value-type="string">
            <text:p>河道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雨水下水道</text:p>
          </table:table-cell>
          <table:table-cell table:style-name="ce43" office:value-type="string" calcext:value-type="string">
            <text:p>雨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流域細緻度</text:p>
          </table:table-cell>
          <table:table-cell table:style-name="ce43" office:value-type="string" calcext:value-type="string">
            <text:p>流域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排水</text:p>
          </table:table-cell>
          <table:table-cell table:style-name="ce43" office:value-type="string" calcext:value-type="string">
            <text:p>排水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親水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水量資訊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目前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歷史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RPI為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供給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水質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供水量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上游集水區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下游入海線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自設污染源污染範圍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這裡的水如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親水體檢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有哪些污染源</text:p>
          </table:table-cell>
          <table:table-cell table:style-name="ce43" office:value-type="string" calcext:value-type="string">
            <text:p>污染源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雨量資訊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污染點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指標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農業區域</text:p>
          </table:table-cell>
          <table:table-cell table:style-name="ce43" office:value-type="string" calcext:value-type="string">
            <text:p>水源在哪</text:p>
          </table:table-cell>
          <table:table-cell table:style-name="ce43" office:value-type="string" calcext:value-type="string">
            <text:p>水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環境保護列管對象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70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00/00/00</text:date>, <text:time style:data-style-name="N2" text:time-value="06:53:21.07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9T09:08:50.697000000</dc:date>
    <meta:editing-duration>PT7H8M50S</meta:editing-duration>
    <meta:editing-cycles>24</meta:editing-cycles>
    <meta:generator>LibreOffice/5.4.1.2$Windows_x86 LibreOffice_project/ea7cb86e6eeb2bf3a5af73a8f7777ac570321527</meta:generator>
    <meta:document-statistic meta:table-count="2" meta:cell-count="791" meta:object-count="0"/>
  </office:meta>
</office:document-meta>
</file>